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A80000009E1F2B054B735D57D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Caladea" svg:font-family="Caladea"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center" style:justify-single-word="false"/>
      <style:text-properties fo:color="#ff0000" style:font-name="Arial" fo:language="pt" fo:country="BR" fo:font-style="italic" fo:font-weight="bold" style:language-asian="zh" style:country-asian="CN" style:font-style-asian="italic" style:font-weight-asian="bold" style:font-name-complex="Arial1" style:language-complex="ar" style:country-complex="SA"/>
    </style:style>
    <style:style style:name="P2" style:family="paragraph" style:parent-style-name="Header">
      <style:paragraph-properties fo:text-align="center" style:justify-single-word="false"/>
      <style:text-properties style:font-name="Caladea" fo:font-size="13pt" fo:language="pt" fo:country="BR" fo:font-weight="bold" officeooo:paragraph-rsid="001e6ba6" style:font-size-asian="13pt" style:language-asian="zh" style:country-asian="CN" style:font-weight-asian="bold" style:font-name-complex="Caladea1" style:font-size-complex="13pt" style:language-complex="ar" style:country-complex="SA" style:font-weight-complex="bold"/>
    </style:style>
    <style:style style:name="P3" style:family="paragraph" style:parent-style-name="Header">
      <style:paragraph-properties fo:text-align="center" style:justify-single-word="false"/>
      <style:text-properties style:font-name="Caladea" fo:language="pt" fo:country="BR" officeooo:paragraph-rsid="001e6ba6" style:language-asian="zh" style:country-asian="CN" style:font-name-complex="Caladea1" style:language-complex="ar" style:country-complex="SA"/>
    </style:style>
    <style:style style:name="P4" style:family="paragraph" style:parent-style-name="Header">
      <style:paragraph-properties fo:text-align="center" style:justify-single-word="false"/>
      <style:text-properties fo:color="#000000" style:font-name="Caladea" fo:font-size="13pt" fo:language="pt" fo:country="BR" style:font-size-asian="13pt" style:language-asian="zh" style:country-asian="CN" style:font-name-complex="Caladea1" style:font-size-complex="13pt" style:language-complex="ar" style:country-complex="SA"/>
    </style:style>
    <style:style style:name="P5" style:family="paragraph" style:parent-style-name="Header">
      <style:text-properties fo:language="pt" fo:country="BR" style:language-asian="zh" style:country-asian="CN" style:language-complex="ar" style:country-complex="SA"/>
    </style:style>
    <style:style style:name="P6" style:family="paragraph" style:parent-style-name="Standard" style:master-page-name="Standard">
      <style:paragraph-properties fo:margin-left="0cm" fo:margin-right="0cm" fo:line-height="150%" fo:text-align="center" style:justify-single-word="false" fo:text-indent="1.563cm" style:auto-text-indent="false" style:page-number="auto"/>
      <style:text-properties fo:language="pt" fo:country="BR" officeooo:paragraph-rsid="002b3e16" style:language-asian="zh" style:country-asian="CN" style:language-complex="ar" style:country-complex="SA"/>
    </style:style>
    <style:style style:name="P7" style:family="paragraph" style:parent-style-name="Standard">
      <style:paragraph-properties fo:margin-left="0cm" fo:margin-right="0cm" fo:line-height="150%" fo:text-align="start" style:justify-single-word="false" fo:text-indent="1.563cm" style:auto-text-indent="false"/>
      <style:text-properties fo:language="pt" fo:country="BR" officeooo:paragraph-rsid="002b3e16" style:language-asian="zh" style:country-asian="CN" style:language-complex="ar" style:country-complex="SA"/>
    </style:style>
    <style:style style:name="P8" style:family="paragraph" style:parent-style-name="Standard">
      <style:paragraph-properties fo:margin-left="0cm" fo:margin-right="0cm" fo:line-height="150%" fo:text-align="start" style:justify-single-word="false" fo:text-indent="1.563cm" style:auto-text-indent="false"/>
      <style:text-properties fo:language="pt" fo:country="BR" officeooo:paragraph-rsid="00204534" style:language-asian="zh" style:country-asian="CN" style:language-complex="ar" style:country-complex="SA"/>
    </style:style>
    <style:style style:name="P9" style:family="paragraph" style:parent-style-name="Standard">
      <style:paragraph-properties fo:margin-left="0cm" fo:margin-right="0cm" fo:line-height="150%" fo:text-align="start" style:justify-single-word="false" fo:text-indent="1.563cm" style:auto-text-indent="false"/>
      <style:text-properties fo:language="pt" fo:country="BR" officeooo:paragraph-rsid="002580cc" style:language-asian="zh" style:country-asian="CN" style:language-complex="ar" style:country-complex="SA"/>
    </style:style>
    <style:style style:name="P10" style:family="paragraph" style:parent-style-name="Standard">
      <style:paragraph-properties fo:margin-left="0cm" fo:margin-right="0cm" fo:line-height="150%" fo:text-align="start" style:justify-single-word="false" fo:text-indent="1.563cm" style:auto-text-indent="false"/>
      <style:text-properties fo:language="pt" fo:country="BR" officeooo:paragraph-rsid="00223c77" style:language-asian="zh" style:country-asian="CN" style:language-complex="ar" style:country-complex="SA"/>
    </style:style>
    <style:style style:name="P11" style:family="paragraph" style:parent-style-name="Standard">
      <style:paragraph-properties fo:margin-left="0cm" fo:margin-right="0cm" fo:line-height="150%" fo:text-align="start" style:justify-single-word="false" fo:text-indent="1.563cm" style:auto-text-indent="false"/>
      <style:text-properties fo:language="pt" fo:country="BR" officeooo:rsid="00204534" officeooo:paragraph-rsid="00204534" style:language-asian="zh" style:country-asian="CN" style:language-complex="ar" style:country-complex="SA"/>
    </style:style>
    <style:style style:name="P12" style:family="paragraph" style:parent-style-name="Standard">
      <style:paragraph-properties fo:margin-left="0cm" fo:margin-right="0cm" fo:line-height="150%" fo:text-align="start" style:justify-single-word="false" fo:text-indent="1.563cm" style:auto-text-indent="false"/>
      <style:text-properties fo:color="#000000" fo:font-size="11pt" fo:language="pt" fo:country="BR" officeooo:rsid="00204534" officeooo:paragraph-rsid="00204534" fo:background-color="#ffffff" style:font-size-asian="11pt" style:language-asian="zh" style:country-asian="CN" style:font-name-complex="Calibri1" style:font-size-complex="11pt" style:language-complex="ar" style:country-complex="SA"/>
    </style:style>
    <style:style style:name="P13" style:family="paragraph" style:parent-style-name="Standard">
      <style:paragraph-properties fo:margin-left="0cm" fo:margin-right="0cm" fo:line-height="150%" fo:text-align="start" style:justify-single-word="false" fo:text-indent="1.563cm" style:auto-text-indent="false"/>
      <style:text-properties fo:color="#000000" fo:font-size="11pt" fo:language="pt" fo:country="BR" fo:font-weight="bold" officeooo:rsid="001c8406" officeooo:paragraph-rsid="002580cc" fo:background-color="#ffffff" style:font-size-asian="11pt" style:language-asian="zh" style:country-asian="CN" style:font-weight-asian="bold" style:font-name-complex="Calibri1" style:font-size-complex="11pt" style:language-complex="ar" style:country-complex="SA" style:font-weight-complex="bold"/>
    </style:style>
    <style:style style:name="P14" style:family="paragraph" style:parent-style-name="Standard">
      <style:paragraph-properties fo:line-height="150%" fo:text-align="justify" style:justify-single-word="false"/>
      <style:text-properties fo:language="pt" fo:country="BR" fo:font-weight="bold" style:language-asian="zh" style:country-asian="CN" style:font-weight-asian="bold" style:language-complex="ar" style:country-complex="SA" style:font-weight-complex="bold"/>
    </style:style>
    <style:style style:name="P15" style:family="paragraph" style:parent-style-name="Standard">
      <style:paragraph-properties fo:line-height="150%" fo:text-align="justify" style:justify-single-word="false"/>
      <style:text-properties fo:language="pt" fo:country="BR" style:language-asian="zh" style:country-asian="CN" style:language-complex="ar" style:country-complex="SA"/>
    </style:style>
    <style:style style:name="P16" style:family="paragraph" style:parent-style-name="Standard">
      <style:paragraph-properties fo:line-height="150%" fo:text-align="justify" style:justify-single-word="false"/>
      <style:text-properties fo:language="pt" fo:country="BR" officeooo:paragraph-rsid="0030909b" style:language-asian="zh" style:country-asian="CN" style:language-complex="ar" style:country-complex="SA"/>
    </style:style>
    <style:style style:name="P17" style:family="paragraph" style:parent-style-name="Standard">
      <style:paragraph-properties fo:line-height="150%" fo:text-align="justify" style:justify-single-word="false"/>
      <style:text-properties fo:language="pt" fo:country="BR" officeooo:paragraph-rsid="003133f2" style:language-asian="zh" style:country-asian="CN" style:language-complex="ar" style:country-complex="SA"/>
    </style:style>
    <style:style style:name="P18" style:family="paragraph" style:parent-style-name="Standard">
      <style:paragraph-properties fo:line-height="150%" fo:text-align="justify" style:justify-single-word="false"/>
      <style:text-properties fo:language="pt" fo:country="BR" officeooo:paragraph-rsid="0031cb40" style:language-asian="zh" style:country-asian="CN" style:language-complex="ar" style:country-complex="SA"/>
    </style:style>
    <style:style style:name="P19" style:family="paragraph" style:parent-style-name="Standard">
      <style:paragraph-properties fo:line-height="150%" fo:text-align="justify" style:justify-single-word="false"/>
      <style:text-properties fo:language="pt" fo:country="BR" officeooo:paragraph-rsid="0033dac1" style:language-asian="zh" style:country-asian="CN" style:language-complex="ar" style:country-complex="SA"/>
    </style:style>
    <style:style style:name="P20" style:family="paragraph" style:parent-style-name="Standard">
      <style:paragraph-properties fo:line-height="150%" fo:text-align="justify" style:justify-single-word="false"/>
      <style:text-properties fo:language="pt" fo:country="BR"/>
    </style:style>
    <style:style style:name="P21" style:family="paragraph" style:parent-style-name="Standard">
      <style:paragraph-properties fo:line-height="150%" fo:text-align="justify" style:justify-single-word="false"/>
      <style:text-properties officeooo:paragraph-rsid="003133f2"/>
    </style:style>
    <style:style style:name="P22" style:family="paragraph" style:parent-style-name="Standard">
      <style:paragraph-properties fo:line-height="150%" fo:text-align="justify" style:justify-single-word="false" fo:break-before="page"/>
      <style:text-properties fo:language="pt" fo:country="BR" style:language-asian="zh" style:country-asian="CN" style:language-complex="ar" style:country-complex="SA"/>
    </style:style>
    <style:style style:name="T1" style:family="text">
      <style:text-properties fo:color="#000000" style:font-name="Calibri" fo:font-size="11pt" fo:font-weight="bold" officeooo:rsid="002fd908" fo:background-color="#ffffff" loext:char-shading-value="0" style:font-name-asian="SimSun" style:font-size-asian="11pt" style:font-weight-asian="bold" style:font-name-complex="Calibri1" style:font-size-complex="11pt" style:font-weight-complex="bold"/>
    </style:style>
    <style:style style:name="T2" style:family="text">
      <style:text-properties fo:color="#000000" style:font-name="Calibri" fo:font-size="11pt" fo:font-weight="bold" officeooo:rsid="00223c77" fo:background-color="#ffffff" loext:char-shading-value="0" style:font-name-asian="SimSun" style:font-size-asian="11pt" style:font-weight-asian="bold" style:font-name-complex="Calibri1" style:font-size-complex="11pt" style:font-weight-complex="bold"/>
    </style:style>
    <style:style style:name="T3" style:family="text">
      <style:text-properties fo:color="#000000" style:font-name="Calibri" fo:font-size="11pt" officeooo:rsid="002580cc" fo:background-color="#ffffff" loext:char-shading-value="0" style:font-name-asian="SimSun" style:font-size-asian="11pt" style:font-name-complex="Calibri1" style:font-size-complex="11pt"/>
    </style:style>
    <style:style style:name="T4" style:family="text">
      <style:text-properties fo:color="#000000" style:font-name="Calibri" fo:font-size="11pt" officeooo:rsid="00273498" fo:background-color="#ffffff" loext:char-shading-value="0" style:font-name-asian="SimSun" style:font-size-asian="11pt" style:font-name-complex="Calibri1" style:font-size-complex="11pt"/>
    </style:style>
    <style:style style:name="T5" style:family="text">
      <style:text-properties fo:color="#000000" style:font-name="Calibri" fo:font-size="11pt" officeooo:rsid="002431f0" fo:background-color="#ffffff" loext:char-shading-value="0" style:font-name-asian="SimSun" style:font-size-asian="11pt" style:font-name-complex="Calibri1" style:font-size-complex="11pt"/>
    </style:style>
    <style:style style:name="T6" style:family="text">
      <style:text-properties fo:color="#000000" style:font-name="Calibri" fo:font-size="11pt" officeooo:rsid="00204534" fo:background-color="#ffffff" loext:char-shading-value="0" style:font-name-asian="SimSun" style:font-size-asian="11pt" style:font-name-complex="Calibri1" style:font-size-complex="11pt"/>
    </style:style>
    <style:style style:name="T7" style:family="text">
      <style:text-properties fo:color="#000000" style:font-name="Calibri" fo:font-size="11pt" officeooo:rsid="00223c77" fo:background-color="#ffffff" loext:char-shading-value="0" style:font-name-asian="SimSun" style:font-size-asian="11pt" style:font-name-complex="Calibri1" style:font-size-complex="11pt"/>
    </style:style>
    <style:style style:name="T8" style:family="text">
      <style:text-properties fo:color="#000000" fo:font-size="11pt" fo:font-weight="bold" fo:background-color="#ffffff" loext:char-shading-value="0" style:font-size-asian="11pt" style:font-weight-asian="bold" style:font-name-complex="Calibri1" style:font-size-complex="11pt" style:font-weight-complex="bold"/>
    </style:style>
    <style:style style:name="T9" style:family="text">
      <style:text-properties fo:color="#000000" fo:font-size="11pt" fo:font-weight="bold" officeooo:rsid="002b3e16" fo:background-color="#ffffff" loext:char-shading-value="0" style:font-size-asian="11pt" style:font-weight-asian="bold" style:font-name-complex="Calibri1" style:font-size-complex="11pt" style:font-weight-complex="bold"/>
    </style:style>
    <style:style style:name="T10" style:family="text">
      <style:text-properties fo:color="#000000" fo:font-size="11pt" fo:font-weight="bold" officeooo:rsid="001c8406" fo:background-color="#ffffff" loext:char-shading-value="0" style:font-size-asian="11pt" style:font-weight-asian="bold" style:font-name-complex="Calibri1" style:font-size-complex="11pt" style:font-weight-complex="bold"/>
    </style:style>
    <style:style style:name="T11" style:family="text">
      <style:text-properties fo:color="#000000" fo:font-size="11pt" fo:font-weight="bold" officeooo:rsid="00204534" fo:background-color="#ffffff" loext:char-shading-value="0" style:font-size-asian="11pt" style:font-weight-asian="bold" style:font-name-complex="Calibri1" style:font-size-complex="11pt" style:font-weight-complex="bold"/>
    </style:style>
    <style:style style:name="T12" style:family="text">
      <style:text-properties fo:color="#000000" fo:font-size="11pt" fo:background-color="#ffffff" loext:char-shading-value="0" style:font-size-asian="11pt" style:font-name-complex="Calibri1" style:font-size-complex="11pt"/>
    </style:style>
    <style:style style:name="T13" style:family="text">
      <style:text-properties fo:color="#000000" fo:font-size="11pt" officeooo:rsid="00204534" fo:background-color="#ffffff" loext:char-shading-value="0" style:font-size-asian="11pt" style:font-name-complex="Calibri1" style:font-size-complex="11pt"/>
    </style:style>
    <style:style style:name="T14" style:family="text">
      <style:text-properties fo:color="#000000" fo:font-size="11pt" officeooo:rsid="00223c77" fo:background-color="#ffffff" loext:char-shading-value="0" style:font-size-asian="11pt" style:font-name-complex="Calibri1" style:font-size-complex="11pt"/>
    </style:style>
    <style:style style:name="T15" style:family="text">
      <style:text-properties fo:color="#000000" fo:font-size="11pt" officeooo:rsid="002580cc" fo:background-color="#ffffff" loext:char-shading-value="0" style:font-size-asian="11pt" style:font-name-complex="Calibri1" style:font-size-complex="11pt"/>
    </style:style>
    <style:style style:name="T16" style:family="text">
      <style:text-properties fo:color="#000000" fo:font-size="11pt" officeooo:rsid="002431f0" fo:background-color="#ffffff" loext:char-shading-value="0" style:font-size-asian="11pt" style:font-name-complex="Calibri1" style:font-size-complex="11pt"/>
    </style:style>
    <style:style style:name="T17" style:family="text">
      <style:text-properties fo:color="#000000" fo:font-size="11pt" officeooo:rsid="00273498" fo:background-color="#ffffff" loext:char-shading-value="0" style:font-size-asian="11pt" style:font-name-complex="Calibri1" style:font-size-complex="11pt"/>
    </style:style>
    <style:style style:name="T18" style:family="text">
      <style:text-properties fo:font-weight="bold" style:font-weight-asian="bold" style:font-weight-complex="bold"/>
    </style:style>
    <style:style style:name="T19" style:family="text">
      <style:text-properties fo:font-weight="bold" style:language-asian="zh" style:country-asian="CN" style:font-weight-asian="bold" style:language-complex="ar" style:country-complex="SA" style:font-weight-complex="bold"/>
    </style:style>
    <style:style style:name="T20" style:family="text">
      <style:text-properties style:font-name="Calibri" officeooo:rsid="002b3e16" style:font-name-asian="SimSun" style:font-name-complex="SimSun"/>
    </style:style>
    <style:style style:name="T21" style:family="text">
      <style:text-properties style:font-name="Calibri" officeooo:rsid="002fd908" style:font-name-asian="SimSun" style:font-name-complex="SimSun"/>
    </style:style>
    <style:style style:name="T22" style:family="text">
      <style:text-properties style:font-name="Calibri" officeooo:rsid="0030909b" style:font-name-asian="SimSun" style:font-name-complex="SimSun"/>
    </style:style>
    <style:style style:name="T23" style:family="text">
      <style:text-properties style:font-name="Calibri" officeooo:rsid="003133f2" style:font-name-asian="SimSun" style:font-name-complex="SimSun"/>
    </style:style>
    <style:style style:name="T24" style:family="text">
      <style:text-properties style:font-name="Calibri" officeooo:rsid="00333502" style:font-name-asian="SimSun" style:font-name-complex="SimSun"/>
    </style:style>
    <style:style style:name="T25" style:family="text">
      <style:text-properties style:font-name="Calibri" officeooo:rsid="0033dac1" style:font-name-asian="SimSun" style:font-name-complex="SimSun"/>
    </style:style>
    <style:style style:name="T26" style:family="text">
      <style:text-properties style:font-name="Calibri" fo:language="pt" fo:country="BR" officeooo:rsid="0030909b" style:font-name-asian="SimSun" style:language-asian="zh" style:country-asian="CN" style:font-name-complex="SimSun" style:language-complex="ar" style:country-complex="SA"/>
    </style:style>
    <style:style style:name="T27" style:family="text">
      <style:text-properties style:font-name="Calibri" fo:language="pt" fo:country="BR" officeooo:rsid="003133f2" style:font-name-asian="SimSun" style:language-asian="zh" style:country-asian="CN" style:font-name-complex="SimSun" style:language-complex="ar" style:country-complex="SA"/>
    </style:style>
    <style:style style:name="T28" style:family="text">
      <style:text-properties style:font-name="Calibri" fo:language="pt" fo:country="BR" officeooo:rsid="002fd908" style:font-name-asian="SimSun" style:language-asian="zh" style:country-asian="CN" style:font-name-complex="SimSun" style:language-complex="ar" style:country-complex="SA"/>
    </style:style>
    <style:style style:name="T29" style:family="text">
      <style:text-properties style:font-name="Calibri" fo:font-weight="bold" officeooo:rsid="0030909b" style:font-name-asian="SimSun" style:font-weight-asian="bold" style:font-name-complex="SimSun" style:font-weight-complex="bold"/>
    </style:style>
    <style:style style:name="T30" style:family="text">
      <style:text-properties officeooo:rsid="0030909b"/>
    </style:style>
    <style:style style:name="T31" style:family="text">
      <style:text-properties fo:language="pt" fo:country="BR" style:language-asian="zh" style:country-asian="CN" style:language-complex="ar" style:country-complex="SA"/>
    </style:style>
    <style:style style:name="T32" style:family="text">
      <style:text-properties fo:language="pt" fo:country="BR" fo:font-weight="bold" style:language-asian="zh" style:country-asian="CN" style:font-weight-asian="bold" style:language-complex="ar" style:country-complex="SA" style:font-weight-complex="bold"/>
    </style:style>
    <style:style style:name="T33" style:family="text">
      <style:text-properties style:language-asian="zh" style:country-asian="CN" style:language-complex="ar" style:country-complex="SA"/>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9">SEMANA DE </text:span><text:span text:style-name="T1">15</text:span><text:span text:style-name="T9"> DE AGOSTO A </text:span><text:span text:style-name="T1">19</text:span><text:span text:style-name="T9"> DE AGOSTO</text:span></text:p>
      <text:p text:style-name="P7"><text:span text:style-name="T8">Instrutor de Informática</text:span><text:bookmark text:name="_GoBack"/><text:span text:style-name="T8">: Everaldo </text:span><text:span text:style-name="T10">José de Souza</text:span></text:p>
      <text:p text:style-name="P8"><text:span text:style-name="T10">S</text:span><text:span text:style-name="T11">egunda</text:span><text:span text:style-name="T13"> Feira – </text:span><text:span text:style-name="T1">15</text:span><text:span text:style-name="T13"> de Agosto 2022 </text:span></text:p>
      <text:p text:style-name="P12"><text:tab/>2ºA – 07:45 as 08:25</text:p>
      <text:p text:style-name="P12"><text:tab/>4ºB - 08:25 as 09:05</text:p>
      <text:p text:style-name="P11"><text:span text:style-name="T12"><text:tab/>2ºC – </text:span><text:span text:style-name="T14">10:25 as 11:05</text:span></text:p>
      <text:p text:style-name="P11"><text:span text:style-name="T12"><text:tab/>2ºB – </text:span><text:span text:style-name="T14">11:05 as 11:45</text:span></text:p>
      <text:p text:style-name="P9"><text:span text:style-name="T13"><text:tab/></text:span><text:span text:style-name="T15">5</text:span><text:span text:style-name="T13">º</text:span><text:span text:style-name="T15">F</text:span><text:span text:style-name="T13"> – </text:span><text:span text:style-name="T3">13:20</text:span><text:span text:style-name="T13"> as </text:span><text:span text:style-name="T3">14:00</text:span></text:p>
      <text:p text:style-name="P9"><text:span text:style-name="T13"><text:tab/></text:span><text:span text:style-name="T15">3</text:span><text:span text:style-name="T13">º</text:span><text:span text:style-name="T15">D</text:span><text:span text:style-name="T13"> – </text:span><text:span text:style-name="T3">16:00</text:span><text:span text:style-name="T14"> as </text:span><text:span text:style-name="T3">16:40</text:span></text:p>
      <text:p text:style-name="P9"><text:span text:style-name="T14"><text:tab/></text:span><text:span text:style-name="T15">4</text:span><text:span text:style-name="T14">º</text:span><text:span text:style-name="T15">C</text:span><text:span text:style-name="T14"> – </text:span><text:span text:style-name="T3">16:40</text:span><text:span text:style-name="T14"> as </text:span><text:span text:style-name="T3">1</text:span><text:span text:style-name="T4">7</text:span><text:span text:style-name="T3">:20</text:span></text:p>
      <text:p text:style-name="P10"><text:span text:style-name="T2">Terça</text:span><text:span text:style-name="T13"> Feira – </text:span><text:span text:style-name="T1">16</text:span><text:span text:style-name="T13"> de Agosto 2022 </text:span></text:p>
      <text:p text:style-name="P10"><text:span text:style-name="T13"><text:tab/></text:span><text:span text:style-name="T5">3°B </text:span><text:span text:style-name="T13">– 07:45 as 08:25</text:span></text:p>
      <text:p text:style-name="P10"><text:span text:style-name="T13"><text:tab/></text:span><text:span text:style-name="T5">Pré B </text:span><text:span text:style-name="T13">- 08:25 as 09:05</text:span></text:p>
      <text:p text:style-name="P10"><text:span text:style-name="T13"><text:tab/></text:span><text:span text:style-name="T16">1</text:span><text:span text:style-name="T13">º</text:span><text:span text:style-name="T16">A</text:span><text:span text:style-name="T13"> – </text:span><text:span text:style-name="T3">09:45</text:span><text:span text:style-name="T14"> as </text:span><text:span text:style-name="T3">10:25</text:span></text:p>
      <text:p text:style-name="P9"><text:span text:style-name="T3"><text:tab/></text:span><text:span text:style-name="T4">4</text:span><text:span text:style-name="T6">º</text:span><text:span text:style-name="T4">D</text:span><text:span text:style-name="T6"> – </text:span><text:span text:style-name="T3">13:20</text:span><text:span text:style-name="T6"> as </text:span><text:span text:style-name="T3">14:00</text:span></text:p>
      <text:p text:style-name="P9"><text:span text:style-name="T13"><text:tab/></text:span><text:span text:style-name="T4">5ºE</text:span><text:span text:style-name="T13"> – </text:span><text:span text:style-name="T3">14:00</text:span><text:span text:style-name="T13"> as </text:span><text:span text:style-name="T15">14:40</text:span></text:p>
      <text:p text:style-name="P9"><text:span text:style-name="T7"><text:tab/></text:span><text:span text:style-name="T4">1</text:span><text:span text:style-name="T7">º</text:span><text:span text:style-name="T3">C</text:span><text:span text:style-name="T7"> – </text:span><text:span text:style-name="T3">16:40</text:span><text:span text:style-name="T7"> as </text:span><text:span text:style-name="T3">1</text:span><text:span text:style-name="T4">7</text:span><text:span text:style-name="T3">:20</text:span></text:p>
      <text:p text:style-name="P10"><text:span text:style-name="T2">Quarta</text:span><text:span text:style-name="T13"> Feira – </text:span><text:span text:style-name="T1">17</text:span><text:span text:style-name="T13"> de Agosto 2022 </text:span></text:p>
      <text:p text:style-name="P10"><text:span text:style-name="T13"><text:tab/></text:span><text:span text:style-name="T5">5</text:span><text:span text:style-name="T13">º</text:span><text:span text:style-name="T3">B</text:span><text:span text:style-name="T13"> – 07:45 as 08:25</text:span></text:p>
      <text:p text:style-name="P10"><text:span text:style-name="T13"><text:tab/>4º</text:span><text:span text:style-name="T3">A</text:span><text:span text:style-name="T13"> - 08:25 as 09:05</text:span></text:p>
      <text:p text:style-name="P10"><text:span text:style-name="T13"><text:tab/></text:span><text:span text:style-name="T5">5</text:span><text:span text:style-name="T13">ºC – </text:span><text:span text:style-name="T14">10:25 as 11:05</text:span></text:p>
      <text:p text:style-name="P10"><text:span text:style-name="T13"><text:tab/></text:span><text:span text:style-name="T5">5</text:span><text:span text:style-name="T13">º</text:span><text:span text:style-name="T3">A</text:span><text:span text:style-name="T13"> – </text:span><text:span text:style-name="T14">11:05 as 11:45</text:span></text:p>
      <text:p text:style-name="P9"><text:span text:style-name="T14"><text:tab/></text:span><text:span text:style-name="T4">2ºE</text:span><text:span text:style-name="T13"> – </text:span><text:span text:style-name="T3">13:20</text:span><text:span text:style-name="T13"> as </text:span><text:span text:style-name="T3">14:00</text:span></text:p>
      <text:p text:style-name="P9"><text:span text:style-name="T13"><text:tab/></text:span><text:span text:style-name="T4">5ºD</text:span><text:span text:style-name="T13"> – </text:span><text:span text:style-name="T3">14:00</text:span><text:span text:style-name="T13"> as </text:span><text:span text:style-name="T15">14:40</text:span></text:p>
      <text:p text:style-name="P9"><text:span text:style-name="T13"><text:tab/></text:span><text:span text:style-name="T4">1ºE</text:span><text:span text:style-name="T13"> – </text:span><text:span text:style-name="T3">16:00</text:span><text:span text:style-name="T14"> as </text:span><text:span text:style-name="T3">16:40</text:span></text:p>
      <text:p text:style-name="P9"><text:span text:style-name="T14"><text:tab/></text:span><text:span text:style-name="T4">2ºD</text:span><text:span text:style-name="T14"> – </text:span><text:span text:style-name="T3">16:40</text:span><text:span text:style-name="T14"> as </text:span><text:span text:style-name="T3">1</text:span><text:span text:style-name="T4">7</text:span><text:span text:style-name="T3">:20</text:span></text:p>
      <text:p text:style-name="P10"><text:span text:style-name="T2">Quinta</text:span><text:span text:style-name="T13"> Feira – </text:span><text:span text:style-name="T1">18</text:span><text:span text:style-name="T13"> de Agosto 2022 </text:span></text:p>
      <text:p text:style-name="P10"><text:span text:style-name="T13"><text:tab/></text:span><text:span text:style-name="T3">3</text:span><text:span text:style-name="T13">ºA – 07:45 as 08:25</text:span></text:p>
      <text:p text:style-name="P10"><text:span text:style-name="T13"><text:tab/></text:span><text:span text:style-name="T3">Pré C</text:span><text:span text:style-name="T13"> - 08:25 as 09:05</text:span></text:p>
      <text:p text:style-name="P10"><text:span text:style-name="T13"><text:tab/></text:span><text:span text:style-name="T3">Pré A</text:span><text:span text:style-name="T13"> – </text:span><text:span text:style-name="T3">09:45</text:span><text:span text:style-name="T14"> as </text:span><text:span text:style-name="T3">10:25</text:span></text:p>
      <text:p text:style-name="P10"><text:span text:style-name="T13"><text:tab/></text:span><text:span text:style-name="T15">1</text:span><text:span text:style-name="T13">ºB – </text:span><text:span text:style-name="T4">10:25</text:span><text:span text:style-name="T14"> as </text:span><text:span text:style-name="T4">11:05</text:span></text:p>
      <text:p text:style-name="P9"><text:span text:style-name="T13"><text:tab/></text:span><text:span text:style-name="T4">1ºD</text:span><text:span text:style-name="T13"> – </text:span><text:span text:style-name="T3">13:20</text:span><text:span text:style-name="T13"> as </text:span><text:span text:style-name="T3">14:00</text:span></text:p>
      <text:p text:style-name="P9"><text:span text:style-name="T13"><text:tab/></text:span><text:span text:style-name="T4">Pré D</text:span><text:span text:style-name="T13">– </text:span><text:span text:style-name="T3">14:00</text:span><text:span text:style-name="T13"> as </text:span><text:span text:style-name="T15">14:40</text:span></text:p>
      <text:p text:style-name="P9"><text:span text:style-name="T14"><text:tab/></text:span><text:span text:style-name="T17">3</text:span><text:span text:style-name="T14">º</text:span><text:span text:style-name="T15">C</text:span><text:span text:style-name="T14"> – </text:span><text:span text:style-name="T4">16:00</text:span><text:span text:style-name="T14"> as </text:span><text:span text:style-name="T4">16:40</text:span></text:p>
      <text:p text:style-name="P13"/>
      <text:p text:style-name="P14"/>
      <text:p text:style-name="P22"><text:span text:style-name="T18">Turma</text:span>: <text:span text:style-name="T20">Infantil V</text:span></text:p>
      <text:p text:style-name="P20"><text:span text:style-name="T19">Conteúdo</text:span><text:span text:style-name="T33">: </text:span>BREVE HISTÓRICO DAS TECNOLOGIAS</text:p>
      <text:p text:style-name="P16"><text:span text:style-name="T18">Encaminhamento</text:span>: Inicialmente <text:span text:style-name="T30">sera apresentado</text:span> aos alunos <text:span text:style-name="T21">a área de trabalho do linux, mostrar o menu de programas e onde ficam, explicar como funciona para abrir um programa, na sequencia deixar os alunos experimentarem abrir alguns programas, tendo em vista que alguns alunos ainda estão em fase de adaptação, sera organizado um video educacional para aqueles, que não queiram manipular o computador.</text:span></text:p>
      <text:p text:style-name="P15"><text:span text:style-name="T18">Recursos</text:span>: Computadores e seus periféricos, internet, aparelho multimídia e oralidade.</text:p>
      <text:p text:style-name="P15"/>
      <text:p text:style-name="P15"><text:span text:style-name="T18">Turma</text:span>: 1º ano </text:p>
      <text:p text:style-name="P15"><text:span text:style-name="T18">Conteúdo</text:span>: BREVE HISTÓRICO DAS TECNOLOGIAS</text:p>
      <text:p text:style-name="P21"><text:span text:style-name="T32">Encaminhamento</text:span><text:span text:style-name="T31">: Inicialmente solicitar que aos alunos liguem o computador e </text:span><text:span text:style-name="T26">entrem no MENU. Apresentar os diversos programas existentes na instalação do Linux Mint, bem como exemplificar os mais uteis, mostrar o acesso ao botão que lista todos os aplicativos instalados nesta distro. <text:s/></text:span><text:span text:style-name="T27">E</text:span><text:span text:style-name="T28">xplicar como funciona para abrir um programa, na sequencia deixar os alunos experimentarem abrir alguns programas</text:span></text:p>
      <text:p text:style-name="P17"><text:span text:style-name="T29">Recursos</text:span><text:span text:style-name="T26">: Computadores e seus periféricos, internet, aparelho multimídia e oralidade.</text:span></text:p>
      <text:p text:style-name="P15"/>
      <text:p text:style-name="P15"><text:span text:style-name="T18">Turma</text:span>: 2º ano </text:p>
      <text:p text:style-name="P15"><text:span text:style-name="T18">Conteúdo</text:span>: O FUNCIONAMENTO DOS PROGRAMAS.</text:p>
      <text:p text:style-name="P21"><text:span text:style-name="T32">Encaminhamento</text:span><text:span text:style-name="T31">: Inicialmente solicitar que aos alunos liguem o computador e </text:span><text:span text:style-name="T26">entrem no MENU. Apresentar os diversos programas existentes na instalação do Linux Mint, bem como exemplificar os mais uteis, mostrar o acesso ao botão que lista todos os aplicativos instalados nesta distro. <text:s/></text:span><text:span text:style-name="T27">E</text:span><text:span text:style-name="T28">xplicar como funciona para abrir um programa, na sequencia </text:span><text:span text:style-name="T27">abrir o bloco de notas e deixar os alunos experimentarem digitar algumas frases.</text:span></text:p>
      <text:p text:style-name="P17"><text:span text:style-name="T29">Recursos</text:span><text:span text:style-name="T22">: Computadores e seus periféricos, internet, aparelho multimídia e oralidade.</text:span></text:p>
      <text:p text:style-name="P15"/>
      <text:p text:style-name="P15"><text:span text:style-name="T18">Turma</text:span>: 3º ano </text:p>
      <text:p text:style-name="P15"><text:span text:style-name="T18">Conteúdo</text:span>: BREVE HISTÓRIA DAS TECNOLOGIAS DE ONDE VIERAM OS COMPUTADORES ONDE SÃO USADOS OS COMPUTADORES.</text:p>
      <text:p text:style-name="P18"><text:span text:style-name="T18">Encaminhamento</text:span>: Inicialmente solicitar que aos alunos liguem o computador e <text:span text:style-name="T22">entrem no MENU. Apresentar os diversos programas existentes na instalação do Linux Mint, bem como exemplificar os mais uteis, mostrar o acesso ao botão que lista todos os aplicativos instalados nesta distro. <text:s/></text:span><text:span text:style-name="T23">E</text:span><text:span text:style-name="T21">xplicar como funciona para abrir um programa, na sequencia </text:span><text:span text:style-name="T23">abrir o bloco de notas e deixar os alunos experimentarem digitar algumas frases. </text:span><text:span text:style-name="T24">Abrir o Editor de textos e mostrar a diferença entre textos sem formatação e textos formados, usar cores nos textos, mudar tamanho e tipo da fonte.</text:span></text:p>
      <text:p text:style-name="P15"><text:span text:style-name="T18">Recursos</text:span>: Computadores e seus periféricos, internet, aparelho multimídia e oralidade.</text:p>
      <text:p text:style-name="P15"/>
      <text:p text:style-name="P15"><text:span text:style-name="T18">Turma</text:span>: 4º ano </text:p>
      <text:p text:style-name="P15"><text:span text:style-name="T18">Conteúdo</text:span>: HISTÓRIA DA TECNOLOGIA: O HOMEM E AS INVENÇÕES EM TECNOLOGIA DA INFORMAÇÃO E DA COMUNICAÇÃO DO ÁBACO AO SMARTPHONE.</text:p>
      <text:p text:style-name="P19"><text:soft-page-break/><text:span text:style-name="T18">Encaminhamento</text:span>: Inicialmente solicitar que aos alunos liguem o computador e <text:span text:style-name="T22">entrem no MENU. Apresentar os diversos programas existentes na instalação do Linux Mint, bem como exemplificar os mais uteis, mostrar o acesso ao botão que lista todos os aplicativos instalados nesta distro. <text:s/></text:span><text:span text:style-name="T23">E</text:span><text:span text:style-name="T21">xplicar como funciona para abrir um programa, na sequencia </text:span><text:span text:style-name="T23">abrir o bloco de notas e deixar os alunos experimentarem digitar algumas frases. </text:span><text:span text:style-name="T24">Abrir o Editor de textos e mostrar a diferença entre textos sem formatação e textos formados, usar cores nos textos, mudar tamanho e tipo da fonte. </text:span><text:span text:style-name="T25">Abrir editor de planilhas e apresentar sistemas de células, colunas e linhas.</text:span></text:p>
      <text:p text:style-name="P15"><text:span text:style-name="T18">Recursos</text:span>: Computadores e seus periféricos, internet, aparelho multimídia e oralidade.</text:p>
      <text:p text:style-name="P15"/>
      <text:p text:style-name="P15"><text:span text:style-name="T18">Turma</text:span>: 5º ano </text:p>
      <text:p text:style-name="P15"><text:span text:style-name="T18">Conteúdo</text:span>: HISTÓRIA DA TECNOLOGIA: O HOMEM E AS INVENÇÕES EM TECNOLOGIA DA INFORMAÇÃO E DA COMUNICAÇÃO DO ÁBACO AO SMARTFONE.</text:p>
      <text:p text:style-name="P19"><text:span text:style-name="T18">Encaminhamento</text:span>: Inicialmente solicitar que aos alunos liguem o computador e <text:span text:style-name="T22">entrem no MENU. Apresentar os diversos programas existentes na instalação do Linux Mint, bem como exemplificar os mais uteis, mostrar o acesso ao botão que lista todos os aplicativos instalados nesta distro. <text:s/></text:span><text:span text:style-name="T23">E</text:span><text:span text:style-name="T21">xplicar como funciona para abrir um programa, na sequencia </text:span><text:span text:style-name="T23">abrir o bloco de notas e deixar os alunos experimentarem digitar algumas frases. </text:span><text:span text:style-name="T24">Abrir o Editor de textos e mostrar a diferença entre textos sem formatação e textos formados, usar cores nos textos, mudar tamanho e tipo da fonte. </text:span><text:span text:style-name="T25">Abrir editor de planilhas e apresentar sistemas de células, colunas e linhas.</text:span></text:p>
      <text:p text:style-name="P15"><text:span text:style-name="T18">Recursos</text:span>: Computadores e seus periféricos, internet, aparelho multimídia e oralidade.</text:p>
      <text:p text:style-name="P15">Observações: </text:p>
      <text:p text:style-name="P19">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Caladea" svg:font-family="Caladea"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pt" fo:country="BR"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pt" fo:country="BR"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style:font-name="Calibri" fo:font-family="Calibri" style:font-family-generic="roman" style:font-pitch="variable" style:font-name-asian="SimSun" style:font-family-asian="SimSun" style:font-family-generic-asian="system" style:font-pitch-asian="variable" style:language-asian="zh" style:country-asian="CN" style:font-name-complex="SimSun" style:font-family-complex="SimSun"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Default_20_Paragraph_20_Font" style:display-name="Default Paragraph Font" style:family="text"/>
    <style:style style:name="Cabeçalho_20_Char" style:display-name="Cabeçalho Char" style:family="text" style:parent-style-name="Default_20_Paragraph_20_Font">
      <style:text-properties style:font-name="Calibri" fo:font-family="Calibri" style:font-family-generic="roman" style:font-pitch="variable" style:language-asian="zh" style:country-asian="CN" style:font-name-complex="SimSun" style:font-family-complex="SimSun" style:font-family-generic-complex="system" style:font-pitch-complex="variable"/>
    </style:style>
    <style:style style:name="Rodapé_20_Char" style:display-name="Rodapé Char" style:family="text" style:parent-style-name="Default_20_Paragraph_20_Font">
      <style:text-properties style:font-name="Calibri" fo:font-family="Calibri" style:font-family-generic="roman" style:font-pitch="variable" style:language-asian="zh" style:country-asian="CN" style:font-name-complex="SimSun" style:font-family-complex="SimSu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ff0000" style:font-name="Arial" fo:language="pt" fo:country="BR" fo:font-style="italic" fo:font-weight="bold" style:language-asian="zh" style:country-asian="CN" style:font-style-asian="italic" style:font-weight-asian="bold" style:font-name-complex="Arial1" style:language-complex="ar" style:country-complex="SA"/>
    </style:style>
    <style:style style:name="MP2" style:family="paragraph" style:parent-style-name="Header">
      <style:paragraph-properties fo:text-align="center" style:justify-single-word="false"/>
      <style:text-properties style:font-name="Caladea" fo:language="pt" fo:country="BR" officeooo:paragraph-rsid="001e6ba6" style:language-asian="zh" style:country-asian="CN" style:font-name-complex="Caladea1" style:language-complex="ar" style:country-complex="SA"/>
    </style:style>
    <style:style style:name="MP3" style:family="paragraph" style:parent-style-name="Header">
      <style:paragraph-properties fo:text-align="center" style:justify-single-word="false"/>
      <style:text-properties style:font-name="Caladea" fo:font-size="13pt" fo:language="pt" fo:country="BR" fo:font-weight="bold" officeooo:paragraph-rsid="001e6ba6" style:font-size-asian="13pt" style:language-asian="zh" style:country-asian="CN" style:font-weight-asian="bold" style:font-name-complex="Caladea1" style:font-size-complex="13pt" style:language-complex="ar" style:country-complex="SA" style:font-weight-complex="bold"/>
    </style:style>
    <style:style style:name="MP4" style:family="paragraph" style:parent-style-name="Header">
      <style:paragraph-properties fo:text-align="center" style:justify-single-word="false"/>
      <style:text-properties fo:color="#000000" style:font-name="Caladea" fo:font-size="13pt" fo:language="pt" fo:country="BR" style:font-size-asian="13pt" style:language-asian="zh" style:country-asian="CN" style:font-name-complex="Caladea1" style:font-size-complex="13pt" style:language-complex="ar" style:country-complex="SA"/>
    </style:style>
    <style:style style:name="MP5" style:family="paragraph" style:parent-style-name="Header">
      <style:text-properties fo:language="pt" fo:country="BR" style:language-asian="zh" style:country-asian="CN" style:language-complex="ar" style:country-complex="SA"/>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page-layout style:name="Mpm1">
      <style:page-layout-properties fo:page-width="21.001cm" fo:page-height="29.7cm" style:num-format="1" style:print-orientation="portrait" fo:margin-top="1.155cm" fo:margin-bottom="0.885cm" fo:margin-left="0.78cm" fo:margin-right="0.78cm" fo:border="2.24pt solid #000000" fo:padding-top="0.035cm" fo:padding-bottom="0.035cm" fo:padding-left="0.141cm" fo:padding-right="0.14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2">
      <style:page-layout-properties fo:page-width="21.001cm" fo:page-height="29.7cm" style:num-format="1" style:print-orientation="portrait" fo:margin-top="1.886cm" fo:margin-bottom="1.886cm" fo:margin-left="1.78cm" fo:margin-right="1.78cm" fo:border="2.24pt solid #000000" fo:padding-top="0.035cm" fo:padding-bottom="0.035cm" fo:padding-left="0.141cm" fo:padding-right="0.14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m 3" text:anchor-type="char" svg:x="1.254cm" svg:y="0.233cm" svg:width="1.524cm" svg:height="1.468cm" draw:z-index="2"><draw:image xlink:href="Pictures/10000000000000A80000009E1F2B054B735D57D1.png" xlink:type="simple" xlink:show="embed" xlink:actuate="onLoad" loext:mime-type="image/png"/></draw:frame><text:s text:c="84"/></text:p>
        <text:p text:style-name="MP2"><text:s text:c="9"/></text:p>
        <text:p text:style-name="MP3"/>
        <text:p text:style-name="MP3">Escola Municipal Adolival Pian </text:p>
        <text:p text:style-name="MP4">Educação Infantil, Ensino Fundamental e Educação em Tempo Integral</text:p>
        <text:p text:style-name="MP5"/>
      </style:head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2T18:03:00</meta:creation-date>
    <meta:initial-creator>professores</meta:initial-creator>
    <meta:print-date>2022-08-09T10:34:27.723275016</meta:print-date>
    <dc:date>2022-08-12T11:31:50.015897575</dc:date>
    <meta:editing-cycles>9</meta:editing-cycles>
    <meta:editing-duration>PT59M23S</meta:editing-duration>
    <meta:generator>LibreOffice/6.4.7.2$Linux_X86_64 LibreOffice_project/40$Build-2</meta:generator>
    <meta:document-statistic meta:table-count="0" meta:image-count="1" meta:object-count="0" meta:page-count="3" meta:paragraph-count="64" meta:word-count="800" meta:character-count="7113" meta:non-whitespace-character-count="6211"/>
    <meta:user-defined meta:name="DocSecurity" meta:value-type="float">0</meta:user-defined>
    <meta:user-defined meta:name="ICV">EA62EE80195949BD81FCCB70A3E0E9B0</meta:user-defined>
    <meta:user-defined meta:name="KSOProductBuildVer">1046-11.2.0.11191</meta:user-defined>
    <meta:user-defined meta:name="LinksUpToDate" meta:value-type="boolean">false</meta:user-defined>
    <meta:user-defined meta:name="ScaleCrop" meta:value-type="boolean">false</meta:user-defined>
    <meta:template xlink:type="simple" xlink:actuate="onRequest" xlink:title="Normal.dotm" xlink:href=""/>
  </office:meta>
</office:document-meta>
</file>